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3cb4" officeooo:paragraph-rsid="00083cb4"/>
    </style:style>
    <style:style style:name="P2" style:family="paragraph" style:parent-style-name="Standard">
      <style:paragraph-properties fo:text-align="justify" style:justify-single-word="false">
        <style:tab-stops>
          <style:tab-stop style:position="5.45cm"/>
        </style:tab-stops>
      </style:paragraph-properties>
      <style:text-properties officeooo:rsid="00083cb4" officeooo:paragraph-rsid="00083cb4"/>
    </style:style>
    <style:style style:name="P3" style:family="paragraph" style:parent-style-name="Standard">
      <style:text-properties officeooo:rsid="000987ec" officeooo:paragraph-rsid="000987ec"/>
    </style:style>
    <style:style style:name="P4" style:family="paragraph" style:parent-style-name="Standard">
      <style:paragraph-properties fo:text-align="justify" style:justify-single-word="false">
        <style:tab-stops>
          <style:tab-stop style:position="5.45cm"/>
        </style:tab-stops>
      </style:paragraph-properties>
      <style:text-properties officeooo:rsid="000a5d8e" officeooo:paragraph-rsid="000a5d8e"/>
    </style:style>
    <style:style style:name="P5" style:family="paragraph" style:parent-style-name="Standard">
      <style:text-properties fo:font-weight="bold" officeooo:rsid="00083cb4" officeooo:paragraph-rsid="00083cb4" style:font-weight-asian="bold" style:font-weight-complex="bold"/>
    </style:style>
    <style:style style:name="P6" style:family="paragraph" style:parent-style-name="Standard">
      <style:text-properties fo:font-weight="bold" officeooo:rsid="000987ec" officeooo:paragraph-rsid="000987ec" style:font-weight-asian="bold" style:font-weight-complex="bold"/>
    </style:style>
    <style:style style:name="T1" style:family="text">
      <style:text-properties officeooo:rsid="000a5d8e"/>
    </style:style>
    <style:style style:name="T2" style:family="text">
      <style:text-properties officeooo:rsid="000b84a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84a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io:</text:p>
      <text:p text:style-name="P3"><text:tab/>Daniel Rocha Lopes</text:p>
      <text:p text:style-name="P3"><text:tab/>Lucas Gonçalves Nogueira</text:p>
      <text:p text:style-name="P3"><text:tab/>Thiago Filipe de Medeiros</text:p>
      <text:p text:style-name="P1"/>
      <text:p text:style-name="P5">Questões Aula 7:</text:p>
      <text:p text:style-name="P1"/>
      <text:p text:style-name="P2">2. <text:span text:style-name="T3">(a)</text:span> O princípio de Single Responsability preza pela especialização das classes, ou seja, cada classe atua onde estritamente necessário, dentro de suas responsabilidades, <text:span text:style-name="T1">de forma que deve ser alterada apenas se suas responsabilidades específicas exigirem. O GRASP é uma forma de orientar a distribuição de responsabilidades das classes, agrupando as especializações em “Expert” (especialista), “Creator” (criador) e “Controller” (controlador).</text:span></text:p>
      <text:p text:style-name="P2"/>
      <text:p text:style-name="P4"><text:span text:style-name="T3">(b</text:span><text:span text:style-name="T4">),</text:span><text:span text:style-name="T2"> </text:span><text:span text:style-name="T4">(c</text:span><text:span text:style-name="T3">)</text:span> <text:span text:style-name="T2">e </text:span><text:span text:style-name="T4">(d) </text:span><text:span text:style-name="T2">Em anex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10:28:30.132349302</meta:creation-date>
    <dc:date>2017-09-05T10:42:32.596053129</dc:date>
    <meta:editing-duration>PT14M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80" meta:character-count="561" meta:non-whitespace-character-count="485"/>
  </office:meta>
</office:document-meta>
</file>